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ed1a6" officeooo:paragraph-rsid="000ed1a6"/>
    </style:style>
    <style:style style:name="P2" style:family="paragraph" style:parent-style-name="Standard">
      <style:paragraph-properties fo:text-align="center" style:justify-single-word="false"/>
      <style:text-properties fo:font-size="15pt" fo:language="fr" fo:country="CA" officeooo:rsid="000ea320" officeooo:paragraph-rsid="000ea320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fo:language="fr" fo:country="CA" officeooo:rsid="000ea320" officeooo:paragraph-rsid="000ea320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fo:language="fr" fo:country="CA" officeooo:rsid="000ed1a6" officeooo:paragraph-rsid="000ea320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fo:language="fr" fo:country="CA" officeooo:rsid="000ed1a6" officeooo:paragraph-rsid="000ed1a6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language="fr" fo:country="CA" officeooo:paragraph-rsid="000ea320"/>
    </style:style>
    <style:style style:name="P7" style:family="paragraph" style:parent-style-name="Header">
      <style:text-properties fo:language="fr" fo:country="CA" officeooo:rsid="000ea320" officeooo:paragraph-rsid="000ea320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ea320" style:font-size-asian="15pt" style:font-size-complex="15pt"/>
    </style:style>
    <style:style style:name="T3" style:family="text">
      <style:text-properties fo:font-size="15pt" officeooo:rsid="000ed1a6" style:font-size-asian="15pt" style:font-size-complex="15pt"/>
    </style:style>
    <style:style style:name="T4" style:family="text">
      <style:text-properties fo:font-size="15pt" officeooo:rsid="000ea320" style:font-size-asian="13.1000003814697pt" style:font-size-complex="15pt"/>
    </style:style>
    <style:style style:name="T5" style:family="text">
      <style:text-properties fo:font-size="15pt" fo:language="fr" fo:country="CA" officeooo:rsid="000ea320" style:font-size-asian="13.1000003814697pt" style:font-size-complex="15pt"/>
    </style:style>
    <style:style style:name="T6" style:family="text">
      <style:text-properties fo:font-size="15pt" fo:language="fr" fo:country="CA" style:font-size-asian="15pt" style:font-size-complex="15pt"/>
    </style:style>
    <style:style style:name="T7" style:family="text">
      <style:text-properties style:text-position="super 58%" fo:font-size="15pt" officeooo:rsid="000ed1a6" style:font-size-asian="15pt" style:font-size-complex="15pt"/>
    </style:style>
    <style:style style:name="T8" style:family="text">
      <style:text-properties fo:language="fr" fo:country="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pport IFT3913 TP2</text:p>
      <text:p text:style-name="P3"/>
      <text:p text:style-name="P3">Q1.<text:tab/></text:p>
      <text:p text:style-name="P6"><text:span text:style-name="T4"><text:tab/>Nous avons choisies les deux métriques de densité de commentaire et <text:tab/>la <text:tab/></text:span><text:span text:style-name="T2">c</text:span><text:span text:style-name="T1">omplexité cyclomatique de McCabe. </text:span><text:span text:style-name="T2">Nous avons premièrement la taille, le <text:tab/>nombre de ligne ici, qui est un indicateur de la complexité et les lignes de <text:tab/>commentaires qui sont une documentation. Plus le rapport entre les deux est <text:tab/>élever plus il y a de documentation par rapport à la complexité. Ici nous <text:tab/>avons 1.25% des lignes qui sont des commentaires. </text:span><text:span text:style-name="T3">Selon une étude</text:span><text:span text:style-name="T7">1 </text:span><text:span text:style-name="T3">le <text:tab/>moyenne de densité de commentaire est de 19%. Avec cette métrique nous <text:tab/>concluons qu’il n’y a pas assez de documentation pour la complexité du <text:tab/>projet. Mais si nous allons un peu plus loin nous pouvons observer qu’il a un <text:tab/>une complexité cyclomatique de McCabe de 669 se qui est très faible pour la <text:tab/>taille du projet. Avec cette nouvelle métrique nous concluons, finalement que <text:tab/>la documentation est suffisante par rapport a la complexité. </text:span></text:p>
      <text:p text:style-name="P4"/>
      <text:p text:style-name="P5">Q2.</text:p>
      <text:p text:style-name="P5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fr" fo:country="CA" officeooo:rsid="000ea320" officeooo:paragraph-rsid="000ea320"/>
    </style:style>
    <style:style style:name="MP2" style:family="paragraph" style:parent-style-name="Footer">
      <style:text-properties officeooo:rsid="000ed1a6" officeooo:paragraph-rsid="000ed1a6"/>
    </style:style>
    <style:style style:name="MT1" style:family="text">
      <style:text-properties fo:language="fr" fo:country="CA"/>
    </style:style>
    <style:style style:name="MT2" style:family="text">
      <style:text-properties fo:font-size="15pt" fo:language="fr" fo:country="CA" style:font-size-asian="15pt" style:font-size-complex="15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Xavier Lapalme 20187052</text:p>
        <text:p text:style-name="MP1">Louis-Andre Brassard </text:p>
      </style:header>
      <style:footer>
        <text:p text:style-name="MP2"><text:span text:style-name="MT1">1. </text:span><text:a xlink:type="simple" xlink:href="https://dirkriehle.com/wp-content/uploads/2009/02/icse-2009-nier-for-" text:style-name="Internet_20_link" text:visited-style-name="Visited_20_Internet_20_Link"><text:span text:style-name="MT2">https://dirkriehle.com/wp-content/uploads/2009/02/icse-2009-nier-for-</text:span></text:a><text:a xlink:type="simple" xlink:href="https://dirkriehle.com/wp-content/uploads/2009/02/icse-2009-nier-for-web.pdf" text:style-name="Internet_20_link" text:visited-style-name="Visited_20_Internet_20_Link"><text:span text:style-name="MT2">web.pdf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4:27:15.626292531</meta:creation-date>
    <dc:date>2022-10-19T15:22:38.096505649</dc:date>
    <meta:editing-duration>PT4M3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60" meta:character-count="1039" meta:non-whitespace-character-count="869"/>
  </office:meta>
</office:document-meta>
</file>